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01.05mm" svg:y="15.94mm">
            <loext:p draw:notify-on-update-of-ranges="Sheet1.A1:Sheet1.A1 Sheet1.A2:Sheet1.A320 Sheet1.B1:Sheet1.B1 Sheet1.B2:Sheet1.B3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348" calcext:value-type="float">
            <text:p>634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6290" calcext:value-type="float">
            <text:p>629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7287" calcext:value-type="float">
            <text:p>728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720" calcext:value-type="float">
            <text:p>772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356" calcext:value-type="float">
            <text:p>735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6261" calcext:value-type="float">
            <text:p>6261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7203" calcext:value-type="float">
            <text:p>7203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076" calcext:value-type="float">
            <text:p>807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8675" calcext:value-type="float">
            <text:p>8675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7327" calcext:value-type="float">
            <text:p>732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457" calcext:value-type="float">
            <text:p>745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45" calcext:value-type="float">
            <text:p>3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6:18:09.257506417</meta:creation-date>
    <dc:date>2017-02-17T06:23:03.197702854</dc:date>
    <meta:editing-duration>PT4M54S</meta:editing-duration>
    <meta:editing-cycles>1</meta:editing-cycles>
    <meta:document-statistic meta:table-count="1" meta:cell-count="64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area" chart:style-name="ch1">
        <chart:legend chart:legend-position="end" svg:x="14.582cm" svg:y="4.203cm" style:legend-expansion="high" chart:style-name="ch2"/>
        <chart:plot-area chart:style-name="ch3" table:cell-range-address="Sheet1.A1:Sheet1.B320" chart:data-source-has-labels="both" svg:x="1.33cm" svg:y="0.18cm" svg:width="12.933cm" svg:height="7.664cm">
          <chartooo:coordinate-region svg:x="2.322cm" svg:y="0.18cm" svg:width="10.578cm" svg:height="6.411cm"/>
          <chart:axis chart:dimension="x" chart:name="primary-x" chart:style-name="ch4" chartooo:axis-type="auto">
            <chartooo:date-scale/>
            <chart:title svg:x="7.646cm" svg:y="8.024cm" chart:style-name="ch5">
              <text:p>n</text:p>
            </chart:title>
            <chart:categories table:cell-range-address="Sheet1.A2:Sheet1.A320"/>
          </chart:axis>
          <chart:axis chart:dimension="y" chart:name="primary-y" chart:style-name="ch4">
            <chart:title svg:x="0.451cm" svg:y="4.731cm" chart:style-name="ch6">
              <text:p>time (ms)</text:p>
            </chart:title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B2:Sheet1.B320" chart:label-cell-address="Sheet1.B1:Sheet1.B1" chart:class="chart:area">
            <chart:data-point chart:repeated="3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320</svg:desc>
                </draw:g>
              </table:table-cell>
              <table:table-cell office:value-type="float" office:value="3">
                <text:p>3</text:p>
                <draw:g>
                  <svg:desc>Sheet1.B2:Sheet1.B32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5831">
                <text:p>5831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986">
                <text:p>198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555">
                <text:p>255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6223">
                <text:p>6223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6738">
                <text:p>6738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6482">
                <text:p>6482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6494">
                <text:p>6494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7287">
                <text:p>7287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5708">
                <text:p>5708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6297">
                <text:p>6297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6504">
                <text:p>6504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6357">
                <text:p>6357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6940">
                <text:p>6940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7803">
                <text:p>7803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6225">
                <text:p>6225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6957">
                <text:p>6957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7322">
                <text:p>7322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6587">
                <text:p>6587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7356">
                <text:p>7356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7049">
                <text:p>7049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6261">
                <text:p>6261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2783">
                <text:p>2783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6979">
                <text:p>6979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6313">
                <text:p>6313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6061">
                <text:p>6061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2944">
                <text:p>2944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6493">
                <text:p>6493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7203">
                <text:p>7203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8076">
                <text:p>8076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8675">
                <text:p>8675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7003">
                <text:p>7003</text:p>
              </table:table-cell>
            </table:table-row>
            <table:table-row>
              <table:table-cell office:value-type="float" office:value="1815">
                <text:p>1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7327">
                <text:p>7327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457">
                <text:p>745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272">
                <text:p>327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777">
                <text:p>777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3345">
                <text:p>3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